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6000003017F4CCACB5CDAC09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.019cm" fo:margin-bottom="0cm" style:contextual-spacing="false"/>
      <style:text-properties fo:font-size="9.5pt" style:font-size-asian="9.5pt"/>
    </style:style>
    <style:style style:name="P2" style:family="paragraph" style:parent-style-name="Text_20_body">
      <style:paragraph-properties fo:margin-top="0.005cm" fo:margin-bottom="0cm" style:contextual-spacing="false"/>
      <style:text-properties fo:font-size="14pt" style:font-size-asian="14pt"/>
    </style:style>
    <style:style style:name="P3" style:family="paragraph" style:parent-style-name="Text_20_body">
      <style:paragraph-properties fo:line-height="0.43cm">
        <style:tab-stops>
          <style:tab-stop style:position="11.456cm"/>
        </style:tab-stops>
      </style:paragraph-properties>
      <style:text-properties style:text-scale="120%"/>
    </style:style>
    <style:style style:name="T1" style:family="text">
      <style:text-properties style:text-scale="120%"/>
    </style:style>
    <style:style style:name="T2" style:family="text">
      <style:text-properties fo:letter-spacing="0.018cm" style:text-scale="120%"/>
    </style:style>
    <style:style style:name="T3" style:family="text">
      <style:text-properties fo:letter-spacing="0.005cm" style:text-scale="120%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Text_20_body"/>
      <text:p text:style-name="Text_20_body"/>
      <text:p text:style-name="P1"><draw:frame draw:style-name="fr1" draw:name="image1.png" text:anchor-type="char" svg:x="3.582cm" svg:y="0.499cm" svg:width="14.258cm" svg:height="19.941cm" draw:z-index="0"><draw:image xlink:href="Pictures/1000000000000226000003017F4CCACB5CDAC090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Calibri" fo:font-family="Calibri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text-properties fo:language="en" fo:country="US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text-properties fo:language="en" fo:country="US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26cm" fo:page-height="29.7cm" style:num-format="1" style:print-orientation="portrait" fo:margin-top="0cm" fo:margin-bottom="0cm" fo:margin-left="0cm" fo:margin-right="0cm" style:writing-mode="lr-tb" style:layout-grid-color="#c0c0c0" style:layout-grid-lines="29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5T13:30:45</meta:creation-date>
    <dc:date>2024-03-25T19:01:35.133206064</dc:date>
    <meta:editing-duration>PT25S</meta:editing-duration>
    <meta:generator>LibreOffice/7.3.7.2$Linux_X86_64 LibreOffice_project/30$Build-2</meta:generator>
    <meta:editing-cycles>2</meta:editing-cycles>
    <meta:document-statistic meta:table-count="0" meta:image-count="1" meta:object-count="0" meta:page-count="1" meta:paragraph-count="0" meta:word-count="0" meta:character-count="0" meta:non-whitespace-character-count="0"/>
    <meta:user-defined meta:name="AppVersion">12.0000</meta:user-defined>
    <meta:user-defined meta:name="Created" meta:value-type="date">2024-03-25T00:00:00</meta:user-defined>
    <meta:user-defined meta:name="Creator">Mozilla Firefox 124.0</meta:user-defined>
    <meta:user-defined meta:name="LastSaved" meta:value-type="date">2024-03-25T00:00:00</meta:user-defined>
    <meta:template xlink:type="simple" xlink:actuate="onRequest" xlink:title="Normal" xlink:href=""/>
  </office:meta>
</office:document-meta>
</file>